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rebuchet MS" svg:font-family="'Trebuchet MS', Arial, sans-serif"/>
    <style:font-face style:name="Verdana" svg:font-family="Verdana, Arial, Helvetica, sans-serif"/>
  </office:font-face-decls>
  <office:automatic-styles>
    <style:style style:name="Table1" style:family="table">
      <style:table-properties style:width="4.8125in" table:align="left"/>
    </style:style>
    <style:style style:name="Table1.A" style:family="table-column">
      <style:table-column-properties style:column-width="1.7563in"/>
    </style:style>
    <style:style style:name="Table1.B" style:family="table-column">
      <style:table-column-properties style:column-width="2.3326in"/>
    </style:style>
    <style:style style:name="Table1.C" style:family="table-column">
      <style:table-column-properties style:column-width="0.7236in"/>
    </style:style>
    <style:style style:name="Table1.A1" style:family="table-cell">
      <style:table-cell-properties fo:padding="0.0521in" fo:border="0.05pt solid #000000"/>
    </style:style>
    <style:style style:name="Table2" style:family="table">
      <style:table-properties style:width="6.0833in" table:align="left"/>
    </style:style>
    <style:style style:name="Table2.A" style:family="table-column">
      <style:table-column-properties style:column-width="1.5868in"/>
    </style:style>
    <style:style style:name="Table2.B" style:family="table-column">
      <style:table-column-properties style:column-width="3.8889in"/>
    </style:style>
    <style:style style:name="Table2.C" style:family="table-column">
      <style:table-column-properties style:column-width="0.6076in"/>
    </style:style>
    <style:style style:name="Table2.A1" style:family="table-cell">
      <style:table-cell-properties style:vertical-align="middle" fo:padding="0.0521in" fo:border="0.05pt solid #000000"/>
    </style:style>
    <style:style style:name="P1" style:family="paragraph" style:parent-style-name="Heading_20_3">
      <style:text-properties fo:font-variant="normal" fo:text-transform="none" fo:color="#000000" loext:opacity="100%" style:font-name="Trebuchet MS" fo:font-size="12pt" fo:letter-spacing="normal" fo:font-style="normal" fo:font-weight="normal" officeooo:rsid="001390f8" officeooo:paragraph-rsid="001390f8" style:font-size-asian="12pt" style:font-size-complex="12pt"/>
    </style:style>
    <style:style style:name="P2" style:family="paragraph" style:parent-style-name="Text_20_body">
      <style:text-properties fo:font-variant="normal" fo:text-transform="none" fo:color="#000000" loext:opacity="100%" style:font-name="Trebuchet MS" fo:font-size="12pt" fo:letter-spacing="normal" fo:font-style="normal" fo:font-weight="normal" officeooo:rsid="001390f8" officeooo:paragraph-rsid="001390f8" style:font-size-asian="12pt" style:font-size-complex="12pt"/>
    </style:style>
    <style:style style:name="P3" style:family="paragraph" style:parent-style-name="Heading_20_3">
      <style:text-properties fo:font-variant="normal" fo:text-transform="none" fo:color="#000000" loext:opacity="100%" style:font-name="Trebuchet MS" fo:font-size="12pt" fo:letter-spacing="normal" fo:font-style="normal" fo:font-weight="normal" officeooo:rsid="001390f8" officeooo:paragraph-rsid="0018f9d3" style:font-size-asian="12pt" style:font-size-complex="12pt"/>
    </style:style>
    <style:style style:name="P4" style:family="paragraph" style:parent-style-name="Text_20_body">
      <style:text-properties fo:font-variant="normal" fo:text-transform="none" fo:color="#000000" loext:opacity="100%" style:font-name="Trebuchet MS" fo:font-size="12pt" fo:letter-spacing="normal" fo:font-style="normal" fo:font-weight="normal" officeooo:rsid="001390f8" officeooo:paragraph-rsid="0018f9d3" style:font-size-asian="12pt" style:font-size-complex="12pt"/>
    </style:style>
    <style:style style:name="P5" style:family="paragraph" style:parent-style-name="Text_20_body">
      <style:paragraph-properties fo:break-before="page"/>
      <style:text-properties fo:font-variant="normal" fo:text-transform="none" fo:color="#000000" loext:opacity="100%" style:font-name="Trebuchet MS" fo:font-size="12pt" fo:letter-spacing="normal" fo:font-style="normal" fo:font-weight="normal" officeooo:rsid="001390f8" officeooo:paragraph-rsid="0018f9d3" style:font-size-asian="12pt" style:font-size-complex="12pt"/>
    </style:style>
    <style:style style:name="P6" style:family="paragraph" style:parent-style-name="Text_20_body">
      <style:text-properties fo:font-variant="normal" fo:text-transform="none" fo:color="#000000" loext:opacity="100%" style:font-name="Trebuchet MS" fo:font-size="12pt" fo:letter-spacing="normal" fo:font-style="normal" fo:font-weight="normal" officeooo:rsid="0028aea9" officeooo:paragraph-rsid="0028aea9" style:font-size-asian="12pt" style:font-size-complex="12pt"/>
    </style:style>
    <style:style style:name="P7" style:family="paragraph" style:parent-style-name="Text_20_body">
      <style:text-properties fo:font-variant="normal" fo:text-transform="none" fo:color="#000000" loext:opacity="100%" style:font-name="Trebuchet MS" fo:font-size="12pt" fo:letter-spacing="normal" fo:font-style="normal" fo:font-weight="normal" officeooo:rsid="00298957" officeooo:paragraph-rsid="00298957" style:font-size-asian="12pt" style:font-size-complex="12pt"/>
    </style:style>
    <style:style style:name="P8"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157dd4" officeooo:paragraph-rsid="00157dd4" style:font-size-asian="12pt" style:font-weight-asian="normal" style:font-size-complex="12pt" style:font-weight-complex="normal"/>
    </style:style>
    <style:style style:name="P9"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15bc53" officeooo:paragraph-rsid="0015bc53" style:font-size-asian="12pt" style:font-weight-asian="normal" style:font-size-complex="12pt" style:font-weight-complex="normal"/>
    </style:style>
    <style:style style:name="P10" style:family="paragraph" style:parent-style-name="Text_20_body">
      <style:text-properties fo:font-variant="normal" fo:text-transform="none" fo:color="#000000" loext:opacity="100%" style:font-name="Trebuchet MS" fo:font-size="12pt" fo:letter-spacing="normal" fo:font-style="normal" style:text-underline-style="none" fo:font-weight="normal" officeooo:rsid="0015bc53" officeooo:paragraph-rsid="0015bc53" style:font-size-asian="12pt" style:font-weight-asian="normal" style:font-size-complex="12pt" style:font-weight-complex="normal"/>
    </style:style>
    <style:style style:name="P11"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18f9d3" officeooo:paragraph-rsid="0018f9d3" style:font-size-asian="12pt" style:font-weight-asian="normal" style:font-size-complex="12pt" style:font-weight-complex="normal"/>
    </style:style>
    <style:style style:name="P12" style:family="paragraph" style:parent-style-name="Text_20_body">
      <style:text-properties fo:font-variant="normal" fo:text-transform="none" fo:color="#000000" loext:opacity="100%" style:font-name="Trebuchet MS" fo:font-size="12pt" fo:letter-spacing="normal" fo:font-style="normal" style:text-underline-style="none" fo:font-weight="normal" officeooo:rsid="0018f9d3" officeooo:paragraph-rsid="0018f9d3" style:font-size-asian="12pt" style:font-weight-asian="normal" style:font-size-complex="12pt" style:font-weight-complex="normal"/>
    </style:style>
    <style:style style:name="P13"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21304b" officeooo:paragraph-rsid="0021304b" style:font-size-asian="12pt" style:font-weight-asian="normal" style:font-size-complex="12pt" style:font-weight-complex="normal"/>
    </style:style>
    <style:style style:name="P14" style:family="paragraph" style:parent-style-name="Text_20_body">
      <style:text-properties fo:font-variant="normal" fo:text-transform="none" fo:color="#000000" loext:opacity="100%" style:font-name="Trebuchet MS" fo:font-size="12pt" fo:letter-spacing="normal" fo:font-style="normal" style:text-underline-style="none" fo:font-weight="normal" officeooo:rsid="0021304b" officeooo:paragraph-rsid="0021304b" style:font-size-asian="12pt" style:font-weight-asian="normal" style:font-size-complex="12pt" style:font-weight-complex="normal"/>
    </style:style>
    <style:style style:name="P15"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223a79" officeooo:paragraph-rsid="00223a79" style:font-size-asian="12pt" style:font-weight-asian="normal" style:font-size-complex="12pt" style:font-weight-complex="normal"/>
    </style:style>
    <style:style style:name="P16"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1390f8" officeooo:paragraph-rsid="001390f8" style:font-size-asian="12pt" style:font-weight-asian="normal" style:font-size-complex="12pt" style:font-weight-complex="normal"/>
    </style:style>
    <style:style style:name="P17"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18f9d3" officeooo:paragraph-rsid="0018f9d3" style:font-size-asian="12pt" style:font-weight-asian="bold" style:font-size-complex="12pt" style:font-weight-complex="bold"/>
    </style:style>
    <style:style style:name="P18" style:family="paragraph" style:parent-style-name="Text_20_body">
      <style:text-properties fo:font-variant="normal" fo:text-transform="none" fo:color="#000000" loext:opacity="100%" style:font-name="Trebuchet MS" fo:font-size="12pt" fo:letter-spacing="normal" fo:font-style="normal" style:text-underline-style="none" fo:font-weight="normal" officeooo:rsid="0018f9d3" officeooo:paragraph-rsid="0018f9d3" style:font-size-asian="12pt" style:font-weight-asian="bold" style:font-size-complex="12pt" style:font-weight-complex="bold"/>
    </style:style>
    <style:style style:name="P19"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239d4c" officeooo:paragraph-rsid="00239d4c" style:font-size-asian="12pt" style:font-weight-asian="bold" style:font-size-complex="12pt" style:font-weight-complex="bold"/>
    </style:style>
    <style:style style:name="P20"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239d4c" officeooo:paragraph-rsid="00274efd" style:font-size-asian="12pt" style:font-weight-asian="bold" style:font-size-complex="12pt" style:font-weight-complex="bold"/>
    </style:style>
    <style:style style:name="P21"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Trebuchet MS" fo:font-size="12pt" fo:letter-spacing="normal" fo:font-style="normal" style:text-underline-style="none" fo:font-weight="normal" officeooo:rsid="00255402" officeooo:paragraph-rsid="00255402" style:font-size-asian="12pt" style:font-weight-asian="bold" style:font-size-complex="12pt" style:font-weight-complex="bold"/>
    </style:style>
    <style:style style:name="P22"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Trebuchet MS" fo:font-size="12pt" fo:letter-spacing="normal" fo:font-style="normal" style:text-underline-style="none" fo:font-weight="normal" officeooo:rsid="00255402" officeooo:paragraph-rsid="00274efd" style:font-size-asian="12pt" style:font-weight-asian="bold" style:font-size-complex="12pt" style:font-weight-complex="bold"/>
    </style:style>
    <style:style style:name="P23" style:family="paragraph" style:parent-style-name="Text_20_body">
      <style:text-properties fo:font-variant="normal" fo:text-transform="none" fo:color="#000000" loext:opacity="100%" style:font-name="Trebuchet MS" fo:font-size="12pt" fo:letter-spacing="normal" fo:font-style="normal" style:text-underline-style="none" fo:font-weight="normal" officeooo:rsid="0028aea9" officeooo:paragraph-rsid="0028aea9" style:font-size-asian="12pt" style:font-size-complex="12pt"/>
    </style:style>
    <style:style style:name="P24" style:family="paragraph" style:parent-style-name="Heading_20_3">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Trebuchet MS" fo:font-size="12pt" fo:letter-spacing="normal" fo:font-style="normal" style:text-underline-style="none" fo:font-weight="normal" officeooo:rsid="00255402" officeooo:paragraph-rsid="00255402" style:font-size-asian="10.5pt" style:font-weight-asian="normal" style:font-size-complex="12pt" style:font-weight-complex="normal"/>
    </style:style>
    <style:style style:name="P25"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15bc53" officeooo:paragraph-rsid="0015bc53" style:font-size-asian="12pt" style:font-weight-asian="bold" style:font-size-complex="12pt" style:font-weight-complex="bold"/>
    </style:style>
    <style:style style:name="P26"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18f9d3" officeooo:paragraph-rsid="0018f9d3" style:font-size-asian="12pt" style:font-weight-asian="bold" style:font-size-complex="12pt" style:font-weight-complex="bold"/>
    </style:style>
    <style:style style:name="P27"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1e3c5b" officeooo:paragraph-rsid="001e3c5b" style:font-size-asian="12pt" style:font-weight-asian="bold" style:font-size-complex="12pt" style:font-weight-complex="bold"/>
    </style:style>
    <style:style style:name="P28" style:family="paragraph" style:parent-style-name="Heading_20_3">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1390f8" officeooo:paragraph-rsid="0018f9d3" style:font-size-asian="12pt" style:font-weight-asian="bold" style:font-size-complex="12pt" style:font-weight-complex="bold"/>
    </style:style>
    <style:style style:name="P29" style:family="paragraph" style:parent-style-name="Standard">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39d4c" officeooo:paragraph-rsid="00239d4c" style:font-size-asian="12pt" style:font-weight-asian="bold" style:font-size-complex="12pt" style:font-weight-complex="bold"/>
    </style:style>
    <style:style style:name="P30"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39d4c" officeooo:paragraph-rsid="00239d4c" style:font-size-asian="12pt" style:font-weight-asian="bold" style:font-size-complex="12pt" style:font-weight-complex="bold"/>
    </style:style>
    <style:style style:name="P31" style:family="paragraph" style:parent-style-name="Standard">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39d4c" officeooo:paragraph-rsid="00274efd" style:font-size-asian="12pt" style:font-weight-asian="bold" style:font-size-complex="12pt" style:font-weight-complex="bold"/>
    </style:style>
    <style:style style:name="P32"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1304b" officeooo:paragraph-rsid="0021304b" style:font-size-asian="12pt" style:font-weight-asian="bold" style:font-size-complex="12pt" style:font-weight-complex="bold"/>
    </style:style>
    <style:style style:name="P33"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23a79" officeooo:paragraph-rsid="00223a79" style:font-size-asian="12pt" style:font-weight-asian="bold" style:font-size-complex="12pt" style:font-weight-complex="bold"/>
    </style:style>
    <style:style style:name="P34"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normal" officeooo:rsid="00223a79" officeooo:paragraph-rsid="00223a79" style:font-size-asian="12pt" style:font-weight-asian="normal" style:font-size-complex="12pt" style:font-weight-complex="normal"/>
    </style:style>
    <style:style style:name="P35" style:family="paragraph" style:parent-style-name="Text_20_body">
      <style:text-properties fo:font-variant="normal" fo:text-transform="none" fo:color="#000000" loext:opacity="100%" style:font-name="Trebuchet MS" fo:font-size="12pt" fo:letter-spacing="normal" fo:font-style="normal" style:text-underline-style="solid" style:text-underline-width="auto" style:text-underline-color="font-color" fo:font-weight="normal" officeooo:rsid="0028aea9" officeooo:paragraph-rsid="0028aea9" style:font-size-asian="12pt" style:font-size-complex="12pt"/>
    </style:style>
    <style:style style:name="P36"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Trebuchet MS" fo:letter-spacing="normal" fo:font-style="normal" fo:font-weight="normal" officeooo:paragraph-rsid="00274efd"/>
    </style:style>
    <style:style style:name="P37" style:family="paragraph" style:parent-style-name="Text_20_body">
      <style:paragraph-properties fo:margin-left="0.4165in" fo:margin-right="0in" fo:margin-top="0in" fo:margin-bottom="0.1043in" style:contextual-spacing="false" fo:orphans="2" fo:widows="2" fo:text-indent="0in" style:auto-text-indent="false" fo:padding="0in" fo:border="none"/>
      <style:text-properties fo:font-variant="normal" fo:text-transform="none" fo:color="#000000" loext:opacity="100%" style:font-name="Verdana" fo:font-size="9pt" fo:letter-spacing="normal" fo:font-style="normal" fo:font-weight="normal"/>
    </style:style>
    <style:style style:name="P38"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Verdana" fo:font-size="9pt" fo:letter-spacing="normal" fo:font-style="normal" fo:font-weight="normal" officeooo:paragraph-rsid="001c9207"/>
    </style:style>
    <style:style style:name="P3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Verdana" fo:font-size="9pt" fo:letter-spacing="normal" fo:font-style="normal" fo:font-weight="normal"/>
    </style:style>
    <style:style style:name="P40" style:family="paragraph" style:parent-style-name="Standard">
      <style:text-properties fo:font-variant="normal" fo:text-transform="none" fo:color="#000000" loext:opacity="100%" style:font-name="Verdana" fo:font-size="9pt" fo:letter-spacing="normal" fo:font-style="normal" fo:font-weight="normal" officeooo:rsid="001390f8" officeooo:paragraph-rsid="001390f8"/>
    </style:style>
    <style:style style:name="P41" style:family="paragraph" style:parent-style-name="Text_20_body">
      <style:text-properties fo:font-variant="normal" fo:text-transform="none" fo:color="#000000" loext:opacity="100%" style:font-name="Verdana" fo:font-size="9pt" fo:letter-spacing="normal" fo:font-style="normal" style:text-underline-style="none" fo:font-weight="bold" officeooo:rsid="0018f9d3" officeooo:paragraph-rsid="0018f9d3" style:font-size-asian="12pt" style:font-weight-asian="bold" style:font-size-complex="12pt" style:font-weight-complex="bold"/>
    </style:style>
    <style:style style:name="P42" style:family="paragraph" style:parent-style-name="Text_20_body">
      <style:text-properties fo:font-variant="normal" fo:text-transform="none" fo:color="#000000" loext:opacity="100%" style:font-name="Verdana" fo:font-size="9pt" fo:letter-spacing="normal" fo:font-style="normal" style:text-underline-style="none" fo:font-weight="normal" officeooo:rsid="0018f9d3" officeooo:paragraph-rsid="0018f9d3" style:font-size-asian="12pt" style:font-weight-asian="bold" style:font-size-complex="12pt" style:font-weight-complex="bold"/>
    </style:style>
    <style:style style:name="P43"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Verdana" fo:font-size="9pt" fo:letter-spacing="normal" fo:font-style="normal" fo:font-weight="bold" officeooo:paragraph-rsid="001c9207"/>
    </style:style>
    <style:style style:name="P44" style:family="paragraph" style:parent-style-name="Text_20_body">
      <style:text-properties fo:font-variant="normal" fo:text-transform="none" fo:color="#000000" loext:opacity="100%" style:font-name="Verdana" fo:font-size="9pt" fo:letter-spacing="normal" fo:font-style="normal" fo:font-weight="bold" officeooo:rsid="001390f8" officeooo:paragraph-rsid="0018f9d3" style:font-size-asian="12pt" style:font-size-complex="12pt"/>
    </style:style>
    <style:style style:name="P45"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Verdana" fo:letter-spacing="normal" fo:font-style="normal" fo:font-weight="normal"/>
    </style:style>
    <style:style style:name="P46"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Verdana" fo:letter-spacing="normal" fo:font-style="normal" fo:font-weight="normal" officeooo:paragraph-rsid="00274efd"/>
    </style:style>
    <style:style style:name="P47" style:family="paragraph" style:parent-style-name="Text_20_body">
      <style:paragraph-properties fo:margin-left="0in" fo:margin-right="0in" fo:margin-top="0in" fo:margin-bottom="0.1043in" style:contextual-spacing="false" fo:orphans="2" fo:widows="2" fo:text-indent="0in" style:auto-text-indent="false" fo:padding="0in" fo:border="none"/>
      <style:text-properties fo:font-variant="normal" fo:text-transform="none" fo:color="#000000" loext:opacity="100%" style:font-name="Verdana" fo:font-size="12pt" fo:letter-spacing="normal" fo:font-style="normal" style:text-underline-style="solid" style:text-underline-width="auto" style:text-underline-color="font-color" fo:font-weight="bold" officeooo:rsid="00255402" officeooo:paragraph-rsid="00255402" style:font-size-asian="10.5pt" style:font-weight-asian="bold" style:font-size-complex="12pt" style:font-weight-complex="bold"/>
    </style:style>
    <style:style style:name="P48" style:family="paragraph" style:parent-style-name="Heading_20_3">
      <style:text-properties fo:font-variant="normal" fo:text-transform="none" fo:color="#000000" loext:opacity="100%" style:font-name="Verdana" fo:font-size="12pt" fo:letter-spacing="normal" fo:font-style="normal" style:text-underline-style="none" fo:font-weight="normal" officeooo:rsid="001390f8" officeooo:paragraph-rsid="001390f8" style:font-size-asian="12pt" style:font-weight-asian="normal" style:font-size-complex="12pt" style:font-weight-complex="normal"/>
    </style:style>
    <style:style style:name="P49" style:family="paragraph" style:parent-style-name="Standard">
      <style:text-properties fo:font-size="12pt" officeooo:rsid="001390f8" officeooo:paragraph-rsid="001390f8" style:font-size-asian="12pt" style:font-size-complex="12pt"/>
    </style:style>
    <style:style style:name="P50" style:family="paragraph" style:parent-style-name="Standard">
      <style:text-properties fo:font-size="12pt" style:text-underline-style="solid" style:text-underline-width="auto" style:text-underline-color="font-color" fo:font-weight="bold" officeooo:rsid="00157dd4" officeooo:paragraph-rsid="00157dd4" style:font-size-asian="12pt" style:font-weight-asian="bold" style:font-size-complex="12pt" style:font-weight-complex="bold"/>
    </style:style>
    <style:style style:name="P51" style:family="paragraph" style:parent-style-name="Standard">
      <style:text-properties officeooo:rsid="001390f8" officeooo:paragraph-rsid="001390f8"/>
    </style:style>
    <style:style style:name="P52" style:family="paragraph" style:parent-style-name="Standard">
      <style:text-properties style:text-underline-style="solid" style:text-underline-width="auto" style:text-underline-color="font-color" fo:font-weight="bold" officeooo:rsid="001390f8" officeooo:paragraph-rsid="001390f8"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157dd4" officeooo:paragraph-rsid="00157dd4" style:font-weight-asian="bold" style:font-weight-complex="bold"/>
    </style:style>
    <style:style style:name="P54" style:family="paragraph" style:parent-style-name="Table_20_Contents">
      <style:paragraph-properties fo:margin-top="0in" fo:margin-bottom="0.1965in" style:contextual-spacing="false" fo:text-align="start" style:justify-single-word="false" fo:padding="0in" fo:border="none"/>
      <style:text-properties style:font-name="Verdana" fo:font-size="10pt" fo:font-weight="bold" style:font-size-asian="10pt" style:font-size-complex="10pt"/>
    </style:style>
    <style:style style:name="P55" style:family="paragraph" style:parent-style-name="Table_20_Contents">
      <style:paragraph-properties fo:margin-top="0in" fo:margin-bottom="0.1965in" style:contextual-spacing="false" fo:text-align="start" style:justify-single-word="false" fo:padding="0in" fo:border="none"/>
      <style:text-properties style:font-name="Verdana" fo:font-size="10pt" style:font-size-asian="10pt" style:font-size-complex="10pt"/>
    </style:style>
    <style:style style:name="P56" style:family="paragraph" style:parent-style-name="Table_20_Contents">
      <style:paragraph-properties fo:margin-top="0in" fo:margin-bottom="0.1965in" style:contextual-spacing="false" fo:text-align="center" style:justify-single-word="false" fo:padding="0in" fo:border="none"/>
      <style:text-properties style:font-name="Verdana" fo:font-weight="bold"/>
    </style:style>
    <style:style style:name="P57" style:family="paragraph" style:parent-style-name="Table_20_Contents">
      <style:paragraph-properties fo:margin-top="0in" fo:margin-bottom="0.1965in" style:contextual-spacing="false" fo:text-align="center" style:justify-single-word="false" fo:padding="0in" fo:border="none"/>
      <style:text-properties style:font-name="Verdana"/>
    </style:style>
    <style:style style:name="P58" style:family="paragraph" style:parent-style-name="Table_20_Contents">
      <style:paragraph-properties fo:margin-top="0in" fo:margin-bottom="0.1965in" style:contextual-spacing="false" fo:text-align="start" style:justify-single-word="false" fo:padding="0in" fo:border="none"/>
      <style:text-properties fo:font-size="10pt" style:font-size-asian="10pt" style:font-size-complex="10pt"/>
    </style:style>
    <style:style style:name="P59" style:family="paragraph" style:parent-style-name="Heading_20_3">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39d4c" officeooo:paragraph-rsid="00239d4c" style:font-size-asian="12pt" style:font-weight-asian="bold" style:font-size-complex="12pt" style:font-weight-complex="bold"/>
    </style:style>
    <style:style style:name="P60" style:family="paragraph" style:parent-style-name="Heading_20_3">
      <style:text-properties fo:font-variant="normal" fo:text-transform="none" fo:color="#000000" loext:opacity="100%" style:font-name="Trebuchet MS" fo:font-size="12pt" fo:letter-spacing="normal" fo:font-style="normal" style:text-underline-style="none" fo:font-weight="normal" officeooo:rsid="00239d4c" officeooo:paragraph-rsid="00239d4c" style:font-size-asian="12pt" style:font-weight-asian="bold" style:font-size-complex="12pt" style:font-weight-complex="bold"/>
    </style:style>
    <style:style style:name="P61" style:family="paragraph" style:parent-style-name="Standard">
      <style:text-properties fo:font-variant="normal" fo:text-transform="none" fo:color="#000000" loext:opacity="100%" style:font-name="Trebuchet MS" fo:font-size="12pt" fo:letter-spacing="normal" fo:font-style="normal" style:text-underline-style="solid" style:text-underline-width="auto" style:text-underline-color="font-color" fo:font-weight="bold" officeooo:rsid="00239d4c" officeooo:paragraph-rsid="00239d4c" style:font-size-asian="12pt" style:font-weight-asian="bold" style:font-size-complex="12pt" style:font-weight-complex="bold"/>
    </style:style>
    <style:style style:name="T1" style:family="text">
      <style:text-properties officeooo:rsid="00157dd4"/>
    </style:style>
    <style:style style:name="T2" style:family="text">
      <style:text-properties fo:font-variant="normal" fo:text-transform="none" fo:color="#000000" loext:opacity="100%" style:font-name="Verdana" fo:font-size="9pt" fo:letter-spacing="normal" fo:font-style="normal" fo:font-weight="normal"/>
    </style:style>
    <style:style style:name="T3" style:family="text">
      <style:text-properties style:font-name="Verdana"/>
    </style:style>
    <style:style style:name="T4" style:family="text">
      <style:text-properties style:font-name="Verdana" fo:font-weight="bold"/>
    </style:style>
    <style:style style:name="T5" style:family="text">
      <style:text-properties officeooo:rsid="001b060a"/>
    </style:style>
    <style:style style:name="T6" style:family="text">
      <style:text-properties fo:font-style="italic"/>
    </style:style>
    <style:style style:name="T7" style:family="text">
      <style:text-properties style:font-name="Trebuchet MS" fo:font-size="12pt" style:text-underline-style="none" officeooo:rsid="00255402" style:font-size-asian="12pt" style:font-weight-asian="bold" style:font-size-complex="12pt" style:font-weight-complex="bold"/>
    </style:style>
    <style:style style:name="T8" style:family="text">
      <style:text-properties style:font-name="Trebuchet MS" fo:font-size="12pt" style:text-underline-style="none" officeooo:rsid="00274efd" style:font-size-asian="12pt" style:font-weight-asian="bold" style:font-size-complex="12pt" style:font-weight-complex="bold"/>
    </style:style>
    <style:style style:name="T9" style:family="text">
      <style:text-properties officeooo:rsid="00255402"/>
    </style:style>
    <style:style style:name="T10" style:family="text">
      <style:text-properties officeooo:rsid="00274efd"/>
    </style:style>
    <style:style style:name="T11" style:family="text">
      <style:text-properties officeooo:rsid="002d8f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span text:style-name="T11">j</text:span>P_DEMO.<text:span text:style-name="T1">XPT</text:span></text:p>
      <text:h text:style-name="P1" text:outline-level="3"><text:bookmark text:name="RIAGENDR"/>RIAGENDR - Gender</text:h>
      <text:h text:style-name="P1" text:outline-level="3"><text:bookmark text:name="RIDAGEYR"/>RIDAGEYR - Age in years at screening</text:h>
      <text:h text:style-name="P1" text:outline-level="3"><text:bookmark text:name="RIDEXPRG"/>RIDEXPRG - Pregnancy status at exam</text:h>
      <text:p text:style-name="P51"><text:span text:style-name="Strong_20_Emphasis"><text:span text:style-name="T2">RIDEXPRG: </text:span></text:span><text:span text:style-name="T2">Pregnancy status at the time of the health examination was ascertained for females 8–59 years of age. Due to disclosure risks pregnancy status is only released for women 20-44 years of age. The information used to code RIDEXPRG values included self-reported pregnancy status and urine pregnancy test results. Persons who reported they were pregnant at the time of exam were assumed to be pregnant (RIDEXPRG=1). Those who reported they were not pregnant or did not know their pregnancy status were further classified based on the results of the urine pregnancy test. If the respondent reported “no” or “don’t know” and the urine test result was positive, the respondent was coded as pregnant (RIDEXPRG=1). If the respondent reported “no” and the urine test was negative, the respondent was coded not pregnant (RIDEXPRG=2). If the respondent reported did not know her pregnancy status and the urine test was negative, the respondent was coded "could not be determined” (RIDEXPRG=3). Persons who were interviewed, but not examined also have an RIDEXPRG value = 3 (could not be determined).</text:span></text:p>
      <text:h text:style-name="P48" text:outline-level="3"><text:bookmark text:name="WTINTPRP"/>WTINTPRP - Full sample interview weight</text:h>
      <text:h text:style-name="P16" text:outline-level="3"><text:bookmark text:name="WTMECPRP"/>WTMECPRP - Full sample MEC exam weight</text:h>
      <text:p text:style-name="P2"/>
      <text:p text:style-name="P40"/>
      <text:p text:style-name="P40"/>
      <text:p text:style-name="P53">P_BPXO.XPT</text:p>
      <text:p text:style-name="P50"/>
      <text:h text:style-name="P8" text:outline-level="3"><text:bookmark text:name="BPXOSY1"/>BPXOSY1 - Systolic - 1st oscillometric reading</text:h>
      <text:h text:style-name="P8" text:outline-level="3"><text:bookmark text:name="BPXODI1"/>BPXODI1 - Diastolic - 1st oscillometric reading</text:h>
      <text:h text:style-name="P1" text:outline-level="3"><text:bookmark text:name="BPXOSY2"/>BPXOSY2 - Systolic - 2nd oscillometric reading</text:h>
      <text:h text:style-name="P1" text:outline-level="3"><text:bookmark text:name="BPXODI2"/>BPXODI2 - Diastolic - 2nd oscillometric reading</text:h>
      <text:h text:style-name="P1" text:outline-level="3"><text:bookmark text:name="BPXOSY3"/>BPXOSY3 - Systolic - 3rd oscillometric reading</text:h>
      <text:h text:style-name="P1" text:outline-level="3"><text:bookmark text:name="BPXODI3"/>BPXODI3 - Diastolic - 3rd oscillometric reading</text:h>
      <text:p text:style-name="P35">In processed dataset:</text:p>
      <text:p text:style-name="P23">BPXOSYAVG- Systolic readings average</text:p>
      <text:p text:style-name="P23">BPXOSYAVG- Diastolic readings average</text:p>
      <text:p text:style-name="P6"/>
      <text:p text:style-name="P25">P_BMX.XPT</text:p>
      <text:h text:style-name="P9" text:outline-level="3"><text:bookmark text:name="BMXWT"/>BMXWT - Weight (kg)</text:h>
      <text:h text:style-name="P9" text:outline-level="3"><text:bookmark text:name="BMXBMI"/>BMXBMI - Body Mass Index (kg/m**2)</text:h>
      <text:h text:style-name="P9" text:outline-level="3"><text:bookmark text:name="BMXWAIST"/><text:soft-page-break/>BMXWAIST - Waist Circumference (cm)</text:h>
      <text:p text:style-name="P10">* <text:span text:style-name="T5">Waist circumference will have different implications for males and females</text:span></text:p>
      <text:p text:style-name="P10"/>
      <text:p text:style-name="P26">P_HDL.XPT</text:p>
      <text:h text:style-name="P11" text:outline-level="3"><text:bookmark text:name="LBDHDDSI"/>LBDHDDSI - Direct HDL-Cholesterol (mmol/L)</text:h>
      <text:p text:style-name="P12"/>
      <text:p text:style-name="P12"/>
      <text:p text:style-name="P26"/>
      <text:p text:style-name="P26">P_TRIGLY.XPT</text:p>
      <text:h text:style-name="P11" text:outline-level="3"><text:bookmark text:name="WTSAFPRP"/>WTSAFPRP - Fasting Subsample Weight</text:h>
      <text:p text:style-name="P43">Subsample Weights</text:p>
      <text:p text:style-name="P38">Triglycerides were measured in a fasting subsample of participants 12 years and older. Special sample weights are required to analyze these data properly. Specific sample weights for this subsample are included in this data file and should be used when analyzing these data.</text:p>
      <text:p text:style-name="P39">Participants included in the fasting subsample but did not provide a blood specimen (n=346) have an assigned sample weight value of “0” in their records. In addition, participants whom provided a blood specimen but did not meet the 8 to less than 24 hours fasting criteria (n=268) have the sample weight value assigned as “0” (WTSAF2YR =0) as well. Six of these 268 participants did not provide enough volume to have their triglycerides tested. Triglyceride measurements for the other 262 participants are included in the dataset. However, to include these data in the analysis, a re-weighting is required. There are another 88 participants in the fasting subsample that did not provide enough blood; therefore, they did not have triglycerides measured. However, these participants have data in at least one other fasting subsample tests (e.g., plasma fasting glucose). Therefore, they have a sample weight larger than “0,” regardless of missing their triglyceride test results.</text:p>
      <text:p text:style-name="P37"/>
      <text:h text:style-name="P17" text:outline-level="3"><text:bookmark text:name="LBDLDMSI"/>LBDLDMSI - LDL-Cholesterol, Martin-Hopkins (mmol/L)</text:h>
      <text:p text:style-name="P26"/>
      <text:p text:style-name="P26">P_TCHOL.XPT</text:p>
      <text:h text:style-name="P17" text:outline-level="3"><text:bookmark text:name="LBDTCSI"/>LBDTCSI - Total Cholesterol (mmol/L)</text:h>
      <text:p text:style-name="P18"/>
      <text:p text:style-name="P27">P_INS</text:p>
      <text:h text:style-name="P17" text:outline-level="3"><text:bookmark text:name="WTSAFPRP1"/>WTSAFPRP - Fasting Subsample Weight</text:h>
      <text:p text:style-name="P42">Subsample Weights<text:line-break/><text:line-break/>Insulin was measured in a fasting subsample of participants 12 years and older. Specific sample weights (WTSAFPRP) for this subsample are included in this data file and should be used when analyzing these data. Participants included in the fasting subsample but did not provide a blood specimen (n=346) have an <text:soft-page-break/>assigned sample weight value of “0” in their records. In addition, participants who provided blood specimen but did not meet the 8 to less than 24 hour fasting criteria (n=268) have the sample weight value assigned as “0” (WTSAF2YR =0) as well. Seven out of these 268 participants did not provide enough volume to have their insulin tested. Insulin measurements for the other 261 participants are included in the dataset. However, to include these data in the analysis, a reweighting is required. There are another 112 participants in the fasting subsample that did not provide enough blood; therefore, they did not have insulin measured. However, these participants have data in at least one other fasting subsample tests (e.g., plasma fasting glucose). Therefore, they have a sample weight larger than “0,” regardless of missing their insulin test results.</text:p>
      <text:h text:style-name="P17" text:outline-level="3"><text:bookmark text:name="LBDINSI"/>LBDINSI - Insulin (pmol/L)</text:h>
      <text:h text:style-name="P17" text:outline-level="3"><text:bookmark text:name="LBDINLC"/>LBDINLC - Insulin Comment Code<text:line-break/></text:h>
      <text:p text:style-name="P41">Detection Limits</text:p>
      <text:p text:style-name="P39">The detection limits were constant for all of the analytes in the data set. Two variables are provided for each of these analytes. The variable name ending “LC” (ex., LBDINLC<text:span text:style-name="T6">) </text:span>indicates whether the result was below the limit of detection: the value “0” means that the result was at or above the limit of detection, “1” indicates that the result was below the limit of detection. The other variable prefixed LBX (ex., LBXIN<text:span text:style-name="T6">) </text:span>provides the analytic result for that analyte. For analytes with analytic results below the lower limit of detection (ex., LBDINLC=1), an imputed fill value was placed in the analyte results field. This value is the lower limit of detection divided by the square root of 2 (LLOD/sqrt[2]).</text:p>
      <text:p text:style-name="P39">The lower limit of detection (LLOD, in uU/mL) for insulin is:</text:p>
      <table:table table:name="Table1" table:style-name="Table1">
        <table:table-column table:style-name="Table1.A"/>
        <table:table-column table:style-name="Table1.B"/>
        <table:table-column table:style-name="Table1.C"/>
        <table:table-row>
          <table:table-cell table:style-name="Table1.A1" office:value-type="string">
            <text:p text:style-name="P54">Variable Name</text:p>
          </table:table-cell>
          <table:table-cell table:style-name="Table1.A1" office:value-type="string">
            <text:p text:style-name="P54">Analyte Description</text:p>
          </table:table-cell>
          <table:table-cell table:style-name="Table1.A1" office:value-type="string">
            <text:p text:style-name="P58"> <text:span text:style-name="T4">LLOD</text:span></text:p>
          </table:table-cell>
        </table:table-row>
        <table:table-row>
          <table:table-cell table:style-name="Table1.A1" office:value-type="string">
            <text:p text:style-name="P55">LBXGLU</text:p>
          </table:table-cell>
          <table:table-cell table:style-name="Table1.A1" office:value-type="string">
            <text:p text:style-name="P55">Fasting glucose</text:p>
          </table:table-cell>
          <table:table-cell table:style-name="Table1.A1" office:value-type="string">
            <text:p text:style-name="P58"> <text:span text:style-name="T3">1.0</text:span></text:p>
          </table:table-cell>
        </table:table-row>
      </table:table>
      <text:p text:style-name="P18"/>
      <text:p text:style-name="P18"/>
      <text:h text:style-name="P28" text:outline-level="3">P_GLU</text:h>
      <text:p text:style-name="P4"/>
      <text:h text:style-name="P3" text:outline-level="3"><text:bookmark text:name="LBDGLUSI"/>LBDGLUSI - Fasting Glucose (mmol/L)</text:h>
      <text:p text:style-name="P4"/>
      <text:p text:style-name="P32">P_HSCRP</text:p>
      <text:p text:style-name="P32"/>
      <text:h text:style-name="P13" text:outline-level="3"><text:bookmark text:name="LBXHSCRP"/>LBXHSCRP - HS C-Reactive Protein (mg/L)</text:h>
      <text:h text:style-name="P13" text:outline-level="3"><text:bookmark text:name="LBDHRPLC"/>LBDHRPLC - HS C-Reactive Protein Comment Code</text:h>
      <text:p text:style-name="P14"/>
      <text:p text:style-name="P44">Detection Limits</text:p>
      <text:p text:style-name="P39">The detection limit was constant for the analyte in the data set. Two variables are provided for this analyte. The variable name ending in “LC” (ex., LBDHRPLC) indicates whether the result was below the limit of detection: the value “0” means that the result was at or above the limit of detection, “1” indicates that the <text:soft-page-break/>result was below the limit of detection. For the analyte with analytic results below the lower limit of detection (LBDHRPLC=1), an imputed fill value was placed in the analyte results field. This value is the lower limit of detection divided by square root of 2 (LLOD/sqrt [2]). The variable prefixed LBX (ex., LBXHSCRP) provides the analytic result for that analyte.</text:p>
      <text:p text:style-name="P39">The lower limit of detection (LLOD, in mg/L) for High-Sensitivity C-Reactive Protein:</text:p>
      <table:table table:name="Table2" table:style-name="Table2">
        <table:table-column table:style-name="Table2.A"/>
        <table:table-column table:style-name="Table2.B"/>
        <table:table-column table:style-name="Table2.C"/>
        <table:table-row>
          <table:table-cell table:style-name="Table2.A1" office:value-type="string">
            <text:p text:style-name="P56">Variable Name</text:p>
          </table:table-cell>
          <table:table-cell table:style-name="Table2.A1" office:value-type="string">
            <text:p text:style-name="P56">Analyte Description</text:p>
          </table:table-cell>
          <table:table-cell table:style-name="Table2.A1" office:value-type="string">
            <text:p text:style-name="P56">LLOD</text:p>
          </table:table-cell>
        </table:table-row>
        <table:table-row>
          <table:table-cell table:style-name="Table2.A1" office:value-type="string">
            <text:p text:style-name="P57">LBXHSCRP</text:p>
          </table:table-cell>
          <table:table-cell table:style-name="Table2.A1" office:value-type="string">
            <text:p text:style-name="P57">High Sensitivity C-Reactive Protein (mg/L)</text:p>
          </table:table-cell>
          <table:table-cell table:style-name="Table2.A1" office:value-type="string">
            <text:p text:style-name="P57">0.15</text:p>
          </table:table-cell>
        </table:table-row>
      </table:table>
      <text:p text:style-name="P4"/>
      <text:p text:style-name="P33">P_FERTIN</text:p>
      <text:h text:style-name="P15" text:outline-level="3"><text:bookmark text:name="LBDFERSI"/>LBDFERSI - Ferritin (ug/L)</text:h>
      <text:p text:style-name="P34"/>
      <text:p text:style-name="P30">P_DIQ</text:p>
      <text:h text:style-name="P20" text:outline-level="3"><text:bookmark text:name="DIQ010"/>DIQ010 - Doctor told you have diabetes</text:h>
      <text:h text:style-name="P20" text:outline-level="3"><text:span text:style-name="T9">1= yes, 2 = no, </text:span><text:span text:style-name="T10">3 = borderline, </text:span><text:span text:style-name="T9">7 = refused, 9 = don’t know, . = </text:span><text:span text:style-name="T10">missing</text:span></text:h>
      <text:h text:style-name="P19" text:outline-level="3"><text:bookmark text:name="DIQ050"/>DIQ050 - Taking insulin now</text:h>
      <text:p text:style-name="P22">1= yes, 2 = no, 7 = refused, 9 = don’t know, . = <text:span text:style-name="T10">missing</text:span></text:p>
      <text:p text:style-name="P31"/>
      <text:p text:style-name="P36"><text:bookmark text:name="DIQ160"/>DIQ160 - Ever told you have prediabetes</text:p>
      <text:p text:style-name="P46"><text:span text:style-name="T7">1= yes, 2 = no, 7 = refused, 9 = don’t know, . = </text:span><text:span text:style-name="T8">missing</text:span></text:p>
      <text:p text:style-name="P45"/>
      <text:p text:style-name="P37"/>
      <text:p text:style-name="P47">P_KIQ_U</text:p>
      <text:h text:style-name="P24" text:outline-level="3"><text:bookmark text:name="KIQ026"/>KIQ026 - Ever had kidney stones?</text:h>
      <text:p text:style-name="P21">1= yes, 2 = no, 7 = refused, 9 = don’t know, . = <text:span text:style-name="T10">missing</text:span></text:p>
      <text:p text:style-name="P29"/>
      <text:h text:style-name="P59" text:outline-level="3">Glycohemoglobin (P_GHB)</text:h>
      <text:h text:style-name="P19" text:outline-level="3"><text:bookmark text:name="LBXGH"/>LBXGH - Glycohemoglobin (%)</text:h>
      <text:p text:style-name="P29"/>
      <text:p text:style-name="P30"/>
      <text:p text:style-name="P5"><text:a xlink:type="simple" xlink:href="https://pubmed.ncbi.nlm.nih.gov/20034371/" text:style-name="Internet_20_link" text:visited-style-name="Visited_20_Internet_20_Link">https://pubmed.ncbi.nlm.nih.gov/20034371/</text:a></text:p>
      <text:p text:style-name="P4"/>
      <text:p text:style-name="P4"><text:a xlink:type="simple" xlink:href="https://www.ncbi.nlm.nih.gov/pmc/articles/PMC6659066/" text:style-name="Internet_20_link" text:visited-style-name="Visited_20_Internet_20_Link">https://www.ncbi.nlm.nih.gov/pmc/articles/PMC6659066/</text:a></text:p>
      <text:p text:style-name="P4"/>
      <text:p text:style-name="P7">Info on subsample weights:</text:p>
      <text:p text:style-name="P7"><text:a xlink:type="simple" xlink:href="https://wwwn.cdc.gov/nchs/nhanes/tutorials/weighting.aspx" text:style-name="Internet_20_link" text:visited-style-name="Visited_20_Internet_20_Link">https://wwwn.cdc.gov/nchs/nhanes/tutorials/weighting.aspx</text:a></text:p>
      <text:p text:style-name="P7"/>
      <text:p text:style-name="P4"/>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rebuchet MS" svg:font-family="'Trebuchet MS', Arial, sans-serif"/>
    <style:font-face style:name="Verdana" svg:font-family="Verdana, Arial,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5:35:47.915013497</meta:creation-date>
    <dc:date>2023-04-23T08:26:08.048589253</dc:date>
    <meta:editing-duration>PT16H39M57S</meta:editing-duration>
    <meta:editing-cycles>9</meta:editing-cycles>
    <meta:generator>LibreOffice/7.3.7.2$Linux_X86_64 LibreOffice_project/30$Build-2</meta:generator>
    <meta:document-statistic meta:table-count="2" meta:image-count="0" meta:object-count="0" meta:page-count="5" meta:paragraph-count="78" meta:word-count="1124" meta:character-count="7089" meta:non-whitespace-character-count="6040"/>
  </office:meta>
</office:document-meta>
</file>